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2.5835in"/>
    </style:style>
    <style:style style:name="co3" style:family="table-column">
      <style:table-column-properties fo:break-before="auto" style:column-width="2.6909in"/>
    </style:style>
    <style:style style:name="co4" style:family="table-column">
      <style:table-column-properties fo:break-before="auto" style:column-width="3.0772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854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257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1.8862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2.6839in" fo:break-before="auto" style:use-optimal-row-height="fals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1.4193in" fo:break-before="auto" style:use-optimal-row-height="true"/>
    </style:style>
    <style:style style:name="ro12" style:family="table-row">
      <style:table-row-properties style:row-height="0.339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5pt" fo:font-style="italic" style:text-underline-style="solid" style:text-underline-width="auto" style:text-underline-color="font-color" fo:font-weight="normal" style:font-size-asian="15pt" style:font-style-asian="italic" style:font-weight-asian="normal" style:font-size-complex="15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style:vertical-align="middle"/>
      <style:paragraph-properties fo:text-align="center" css3t:text-justify="auto" fo:margin-left="0in"/>
      <style:text-properties fo:hyphenate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Аналіз функцій системи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Функція</text:p>
          </table:table-cell>
          <table:table-cell table:style-name="ce1" office:value-type="string" calcext:value-type="string">
            <text:p>Дії користувача</text:p>
          </table:table-cell>
          <table:table-cell table:style-name="ce1" office:value-type="string" calcext:value-type="string">
            <text:p>Очікувана поведінка системи</text:p>
          </table:table-cell>
          <table:table-cell table:style-name="ce1" office:value-type="string" calcext:value-type="string">
            <text:p>Поточний стан</text:p>
          </table:table-cell>
          <table:table-cell table:style-name="ce1" office:value-type="string" calcext:value-type="string">
            <text:p>Ідея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Payment</text:p>
          </table:table-cell>
          <table:table-cell table:style-name="ce3" office:value-type="string" calcext:value-type="string">
            <text:p>1) введення номера парковки,номера автомобіля, та суми коштів,яку він хоче заплатити; натиснення кнопки "оплатити" <text:s text:c="23"/>2) введення номера власного рахунку, та підтвердження оплати.</text:p>
          </table:table-cell>
          <table:table-cell table:style-name="ce3" office:value-type="string" calcext:value-type="string">
            <text:p>Після введених коректних даних (номер місця, номер машини, грошової суми) на екрані демонструються поточні тарифи даної парковки. При натисненні на кнопку з сервера аплікації відбувається редірект на сервер банкової системи, де потібно внести дані про особистий рахунок, після підтвердження — зворотній редірект на систему, де демонструється звіт про оплату (чек) з відповідною інформацією. Ці ж самі дані записуються в БД.</text:p>
          </table:table-cell>
          <table:table-cell table:style-name="ce3" office:value-type="string" calcext:value-type="string">
            <text:p>Зараз система працює без наочного банкінгу, оскільки він в процесі розробки. Система демонструє поточні тарифи відповідно до парковки, і при натисненні кнопки «Оплатити» заносить дані в базу та демонструє «Чек» користувачу.</text:p>
          </table:table-cell>
          <table:table-cell table:style-name="ce3" office:value-type="string" calcext:value-type="string">
            <text:p>Головна ідея та мета системи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" office:value-type="string" calcext:value-type="string">
            <text:p>При введенні некоректних даних зявляються повідомленя у відповідності до помилок(наприклад, неправильно введений номер парковки)</text:p>
          </table:table-cell>
          <table:table-cell table:style-name="ce3" office:value-type="string" calcext:value-type="string">
            <text:p>При некорекнтих даних миттєво зявляються інформативні підказки.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7">
          <table:table-cell office:value-type="string" calcext:value-type="string">
            <text:p>СМС-оплата</text:p>
          </table:table-cell>
          <table:table-cell table:style-name="ce5" office:value-type="string" calcext:value-type="string">
            <text:p>1) відправка смс корисувачем з тектом «code#place_name#car_number» для оплати за парковку фіксованої суми, вказаної на інформаційній таблиці 2) отримання користувачем смс про успішну проплату і час парковки або повідомлення про помилку, що сталася</text:p>
          </table:table-cell>
          <table:table-cell table:style-name="ce3" office:value-type="string" calcext:value-type="string">
            <text:p>1) отримує запит на оплату. Здійснює запис у базу даних про оплату за вказаним місцем, робить стан транзакції «очікується», відсилає серверові підтвердження можливості оплати парковки. 2) У випадку підтвердження запитом від СМС-агрегатора зняття коштів з рахунку міняє поле транзакції в БД на номер транзакції. 3) У випадку відсутності коштів у клієнта видаляється запис про незакінчену оплату паркомісця з БД</text:p>
          </table:table-cell>
          <table:table-cell table:style-name="ce3" office:value-type="string" calcext:value-type="string">
            <text:p>1. у випадку коректного тексту повідомлення корисувача та відступності помилок оплата внесення в БД здійснюється коректно. 2. У випадку, якщо користувач ввів невірний формат повідомлення, або ж неіснуючу парковку проплата не відбудеться, але користувач НЕ ОТРИМАЄ інформації, що саме пішло не так. 3. У випадку, якщо в користувача відсутні кошти, запис у БД зберігатися не буде 4. помилки, що виникли при смс оплаті логуються в файл</text:p>
          </table:table-cell>
          <table:table-cell table:style-name="ce3" office:value-type="string" calcext:value-type="string">
            <text:p>Здійснити оплату за парковку на фіксковану суму за допомого смс</text:p>
          </table:table-cell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8">
          <table:table-cell office:value-type="string" calcext:value-type="string">
            <text:p>Maps - ?</text:p>
          </table:table-cell>
          <table:table-cell table:style-name="ce3" office:value-type="string" calcext:value-type="string">
            <text:p>Бачить всі парковки на карті позначені маркерами. При натисненні на маркер демонструється інформація про парковку і можливість перейти на оплату цієї парковки.</text:p>
          </table:table-cell>
          <table:table-cell table:style-name="ce3" office:value-type="string" calcext:value-type="string">
            <text:p>Маркери будуються відповідно до парковок в БД. Після вибору маркера і при натисненні кнопки «Pay» система редіректить на сторнку оплати з вже заповненим номером парковки.</text:p>
          </table:table-cell>
          <table:table-cell table:style-name="ce3" office:value-type="string" calcext:value-type="string">
            <text:p>Система відповідає оікуванню, і крім того демонструє статистику (чомусь)</text:p>
          </table:table-cell>
          <table:table-cell office:value-type="string" calcext:value-type="string">
            <text:p>Ідея поки невідома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table:style-name="ce3" office:value-type="string" calcext:value-type="string">
            <text:p>Price searchment</text:p>
          </table:table-cell>
          <table:table-cell table:style-name="ce3" office:value-type="string" calcext:value-type="string">
            <text:p>Користувач вводить нижню і верхню межу цінової політики, і хоче отримати інформацію відносно парковок, де він зможе припаркуватись.</text:p>
          </table:table-cell>
          <table:table-cell table:number-columns-repeated="2"/>
          <table:table-cell office:value-type="string" calcext:value-type="string">
            <text:p>Ідея не логічна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9">
          <table:table-cell office:value-type="string" calcext:value-type="string">
            <text:p>Log in</text:p>
          </table:table-cell>
          <table:table-cell table:style-name="ce3" office:value-type="string" calcext:value-type="string">
            <text:p>Користувач вводить логін та пароль, хоче отримати додаткові можливості системи(наразі для адміністратора та інспектора)</text:p>
          </table:table-cell>
          <table:table-cell table:style-name="ce3" office:value-type="string" calcext:value-type="string">
            <text:p>Система отримує логін та пароль, якшо дані коректні, то отримується роль відповідного користувача. Після цього відбувається рендер відповідного меню для даного користувача відносно його можливостей.</text:p>
          </table:table-cell>
          <table:table-cell table:style-name="ce3" office:value-type="string" calcext:value-type="string">
            <text:p>Реалізовано відносно очікування.</text:p>
          </table:table-cell>
          <table:table-cell table:style-name="ce3" office:value-type="string" calcext:value-type="string">
            <text:p>Мета — надання додаткових можливостей для зареєстрованих користувачів (працівників)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0">
          <table:table-cell office:value-type="string" calcext:value-type="string">
            <text:p>Statistic</text:p>
          </table:table-cell>
          <table:table-cell table:style-name="ce3" office:value-type="string" calcext:value-type="string">
            <text:p>Користувач вводить номер парковки (чи набір парковок) та часовий діапазон, а також тип статистики (відносно даних, на основі яких будуть статистику). Після натиснення кнопки хоче побачити потрібну статистику статистику.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 office:value-type="string" calcext:value-type="string">
            <text:p>Filling parking</text:p>
          </table:table-cell>
          <table:table-cell table:style-name="ce3" office:value-type="string" calcext:value-type="string">
            <text:p>Користувач (інспектор) авторизувавшись, натискає на кнопку і хоче побачити інформацію про машини, що оплатили парковку в певному радіусі відносно свого розміщення. Також при натисненні кнопки «fine» інспектор хоче зафіксувати порушення.</text:p>
          </table:table-cell>
          <table:table-cell table:style-name="ce3" office:value-type="string" calcext:value-type="string">
            <text:p>Система визначає координати інспектора і демонструє йому карту, на якій відзначений радіус (відносно якого він хоче отримати інформацію), маркери відповідних парковок, що потрапляють в даний окіл, та табличка з інформацією про оплати. Штрафування у вигляді нової сторінки з можливістю сфотографувати порушника та відправити фото в центр обробки інформації. </text:p>
          </table:table-cell>
          <table:table-cell table:style-name="ce3" office:value-type="string" calcext:value-type="string">
            <text:p>Можливість побачити номера мишин шо оплатили вже реалізована, фіксування порушників — не реалізована.</text:p>
          </table:table-cell>
          <table:table-cell table:style-name="ce3" office:value-type="string" calcext:value-type="string">
            <text:p>Мета — контроль оплат та штраф порушника</text:p>
          </table:table-cell>
          <table:table-cell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12">
          <table:table-cell table:number-columns-repeated="2"/>
          <table:table-cell table:style-name="ce6" office:value-type="string" calcext:value-type="string">
            <text:p>USER's STORIES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 calcext:value-type="string">
            <text:p>Функція</text:p>
          </table:table-cell>
          <table:table-cell table:style-name="ce1" office:value-type="string" calcext:value-type="string">
            <text:p>Дії користувача</text:p>
          </table:table-cell>
          <table:table-cell table:style-name="ce1" office:value-type="string" calcext:value-type="string">
            <text:p>Очікувана поведінка системи</text:p>
          </table:table-cell>
          <table:table-cell table:style-name="ce1" office:value-type="string" calcext:value-type="string">
            <text:p>Поточний стан</text:p>
          </table:table-cell>
          <table:table-cell table:style-name="ce1" office:value-type="string" calcext:value-type="string">
            <text:p>Ідея</text:p>
          </table:table-cell>
          <table:table-cell table:style-name="ce1" table:number-columns-repeated="1019"/>
        </table:table-row>
        <table:table-row table:style-name="ro13">
          <table:table-cell table:style-name="ce4" office:value-type="string" calcext:value-type="string">
            <text:p>Як Марічка, я хочу заплатити за поставлену машину, щоб уникнути штрафу.</text:p>
          </table:table-cell>
          <table:table-cell table:style-name="ce3" office:value-type="string" calcext:value-type="string">
            <text:p>Марічка паркує машину. Вибирає спосіб оплати (сайт, паркомат, смс). Оплачує.</text:p>
          </table:table-cell>
          <table:table-cell table:style-name="ce3" office:value-type="string" calcext:value-type="string">
            <text:p>Залежно від обраного способу оплати система вносить проплату в БД і інформує користувача доки той може бути припаркованим. </text:p>
          </table:table-cell>
          <table:table-cell table:style-name="ce3" office:value-type="string" calcext:value-type="string">
            <text:p>Система надає можливіст оплатити за допомогою смс або веб (ВІДСУТНІЙ звязок з банком!). При оплаті смс користувач НЕ МАЄ повідомлення про термін, який він може бути запаркований. <text:s/>При оплаті через веб користувач інтерактивно бачить коректність введеної інформації та час стоянки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4" office:value-type="string" calcext:value-type="string">
            <text:p>Як Марічка, я хочу побачити цінову політику парковки, щоб оптимізувати видатки.</text:p>
          </table:table-cell>
          <table:table-cell table:style-name="ce3" office:value-type="string" calcext:value-type="string">
            <text:p>Користувач заходить на сайт, вибирає парковку та дивиться поточну тарифну <text:s/>сітку</text:p>
          </table:table-cell>
          <table:table-cell table:style-name="ce3" office:value-type="string" calcext:value-type="string">
            <text:p>Система після отримання назви шуканої парковки виводить погодинну поточну тарифну сітку</text:p>
          </table:table-cell>
          <table:table-cell table:style-name="ce3" office:value-type="string" calcext:value-type="string">
            <text:p>Реалізація відсутня. Часткова реалізація у закладці «Payment», де при введенні назви парковки показується ціни найближчих двох годин</text:p>
          </table:table-cell>
          <table:table-cell table:style-name="ce3" table:number-columns-repeated="4"/>
          <table:table-cell table:number-columns-repeated="1016"/>
        </table:table-row>
        <table:table-row table:style-name="ro13">
          <table:table-cell table:style-name="ce4" office:value-type="string" calcext:value-type="string">
            <text:p>Як Петро, я хочу подивитись які машини заплатили за це місце, щоб знати чи вони мають право тут стояти.</text:p>
          </table:table-cell>
          <table:table-cell table:style-name="ce3" office:value-type="string" calcext:value-type="string">
            <text:p>Користувач заходячи на сайт може після введення назви парковки або відносно його місцерозташування показується які машини можуть бути зараз запарковані і до яких пір. </text:p>
          </table:table-cell>
          <table:table-cell table:style-name="ce3" office:value-type="string" calcext:value-type="string">
            <text:p>Система визначає координати користувача і демонструє йому карту, на якій відзначений радіус (відносно якого він хоче отримати інформацію), маркери відповідних парковок, що потрапляють в даний окіл, та табличка з інформацією про оплати. </text:p>
          </table:table-cell>
          <table:table-cell table:style-name="ce3" office:value-type="string" calcext:value-type="string">
            <text:p>Система визначає координати інспектора і демонструє йому карту, на якій відзначений радіус (відносно якого він хоче отримати інформацію), маркери відповідних парковок, що потрапляють в даний окіл, та табличка з інформацією про оплати. </text:p>
          </table:table-cell>
          <table:table-cell table:style-name="ce3" table:number-columns-repeated="4"/>
          <table:table-cell table:number-columns-repeated="1016"/>
        </table:table-row>
        <table:table-row table:style-name="ro8">
          <table:table-cell table:style-name="ce4" office:value-type="string" calcext:value-type="string">
            <text:p>Як Надія, я хочу бачити загальну картину по парковках, щоб надавати звіти міському голові.</text:p>
          </table:table-cell>
          <table:table-cell table:style-name="ce3" office:value-type="string" calcext:value-type="string">
            <text:p>Користувач (інспектор) на сайті вибирає проміжок дат та парковки, за які потрібно побачити статистику</text:p>
          </table:table-cell>
          <table:table-cell table:style-name="ce3" office:value-type="string" calcext:value-type="string">
            <text:p>Система відповідно до введених дат вибирає з БД всі оплати, що були здійснені у вказаному проміжку та будує на стороні клієнта засобами JavaScript графік</text:p>
          </table:table-cell>
          <table:table-cell table:style-name="ce3" office:value-type="string" calcext:value-type="string">
            <text:p>Будує графік лише відповідно до даних за ОДИН день</text:p>
          </table:table-cell>
          <table:table-cell table:style-name="ce3" table:number-columns-repeated="4"/>
          <table:table-cell table:number-columns-repeated="1016"/>
        </table:table-row>
        <table:table-row table:style-name="ro11">
          <table:table-cell table:style-name="ce4" office:value-type="string" calcext:value-type="string">
            <text:p>Як Надія, я хочу бачити історію використання парковки, щоб мати змогу планувати зміну ціни.</text:p>
          </table:table-cell>
          <table:table-cell table:style-name="ce3" office:value-type="string" calcext:value-type="string">
            <text:p>Користвач вводить парковку та отримує історію завантаженості парковки за вказаний проміжок з відповідним значенням ціни парковки</text:p>
          </table:table-cell>
          <table:table-cell table:style-name="ce3" office:value-type="string" calcext:value-type="string">
            <text:p>Система після отримання назви шуканої парковки та періоду історії вибирає з БД всі записи оплат, що були активні в той час, вибирає та формує погодинну тарифну сітку за вказаний період, відсилає дані на сторону клієнта і там будується погодинний графік навантаженості парковки та рівня цін на кожну годину</text:p>
          </table:table-cell>
          <table:table-cell table:style-name="ce3" office:value-type="string" calcext:value-type="string">
            <text:p>Система будує графік використання парковок лише по одній даті, не відображає історію цін</text:p>
          </table:table-cell>
          <table:table-cell table:style-name="ce3" table:number-columns-repeated="4"/>
          <table:table-cell table:number-columns-repeated="1016"/>
        </table:table-row>
        <table:table-row table:style-name="ro13">
          <table:table-cell table:style-name="ce4" office:value-type="string" calcext:value-type="string">
            <text:p>Як Марк, я хочу знати ціни навколишніх парковок, щоб заощадити гроші.</text:p>
          </table:table-cell>
          <table:table-cell table:style-name="ce3" office:value-type="string" calcext:value-type="string">
            <text:p>Користувач заходить на сайт, де відображається карта з найближчими парковками та ціни на наступну годину <text:s/>на кожну</text:p>
          </table:table-cell>
          <table:table-cell table:style-name="ce3" office:value-type="string" calcext:value-type="string">
            <text:p>Система визначає координати користувача і демонструє йому карту, на якій відзначений радіус (відносно якого він хоче отримати інформацію), маркери відповідних парковок, що потрапляють в даний окіл, та табличка з інформацією про ціни на найближчі години на кожній. </text:p>
          </table:table-cell>
          <table:table-cell table:style-name="ce3" office:value-type="string" calcext:value-type="string">
            <text:p><text:s/>Реалізація відсутня</text:p>
          </table:table-cell>
          <table:table-cell table:style-name="ce3" table:number-columns-repeated="4"/>
          <table:table-cell table:number-columns-repeated="1016"/>
        </table:table-row>
        <table:table-row table:style-name="ro8">
          <table:table-cell table:style-name="ce4" office:value-type="string" calcext:value-type="string">
            <text:p>Як міський голова, я хочу встановлювати цінові політики на парковки, щоб впливати на їх навантаженість.</text:p>
          </table:table-cell>
          <table:table-cell table:style-name="ce3" office:value-type="string" calcext:value-type="string">
            <text:p>Користвувач (інспектор) створює новий тарифний план, вибирає парковку, до якої він прикріплений і зберігає</text:p>
          </table:table-cell>
          <table:table-cell table:style-name="ce3" office:value-type="string" calcext:value-type="string">
            <text:p>Система перетворює введену тарифну сітку в відповідний формат, записує в БД та робить визначений звязок до відповідної парковки</text:p>
          </table:table-cell>
          <table:table-cell table:style-name="ce3" office:value-type="string" calcext:value-type="string">
            <text:p>Реалізація відсутня. </text:p>
          </table:table-cell>
          <table:table-cell table:style-name="ce3" table:number-columns-repeated="4"/>
          <table:table-cell table:number-columns-repeated="1016"/>
        </table:table-row>
        <table:table-row table:style-name="ro8">
          <table:table-cell table:style-name="ce4" office:value-type="string" calcext:value-type="string">
            <text:p>Як Андрій, я хочу прокласти маршрут до точки призначення з урахуванням парковок, щоб зменшити час на пошук вільного місця.</text:p>
          </table:table-cell>
          <table:table-cell table:style-name="ce3" office:value-type="string" calcext:value-type="string">
            <text:p>Користувач вибирає на парковку, на якій є вільні місця і система прокладає йому маршрут до неї</text:p>
          </table:table-cell>
          <table:table-cell table:style-name="ce3" office:value-type="string" calcext:value-type="string">
            <text:p>Система визначає координати клієнта та за допомогою зовнішніх інструметів карт дає запит на прокладання маршруту між клієнтом та вибраною парковкою</text:p>
          </table:table-cell>
          <table:table-cell table:style-name="ce3" office:value-type="string" calcext:value-type="string">
            <text:p>Реалізація відсутня. </text:p>
          </table:table-cell>
          <table:table-cell table:style-name="ce3" table:number-columns-repeated="4"/>
          <table:table-cell table:number-columns-repeated="1016"/>
        </table:table-row>
        <table:table-row table:style-name="ro8">
          <table:table-cell table:style-name="ce4" office:value-type="string" calcext:value-type="string">
            <text:p>Як Адмін, я хочу знати, якщо система не знайшла бази даних для того, щоб прийняти рішення про створення нової</text:p>
          </table:table-cell>
          <table:table-cell table:style-name="ce3" office:value-type="string" calcext:value-type="string">
            <text:p>Клієнт піднімав сервер системи на хостингу. Його поінформувало про відсутність існуючої БД.</text:p>
          </table:table-cell>
          <table:table-cell table:style-name="ce3" office:value-type="string" calcext:value-type="string">
            <text:p>Система при ініціалізації перевірє присутність файлу з БД і інформує адміна у випадку її відсутності. Запитує про створення нової БД.</text:p>
          </table:table-cell>
          <table:table-cell table:style-name="ce3" office:value-type="string" calcext:value-type="string">
            <text:p>Реалізація відсутня. </text:p>
          </table:table-cell>
          <table:table-cell table:style-name="ce3" table:number-columns-repeated="4"/>
          <table:table-cell table:number-columns-repeated="1016"/>
        </table:table-row>
        <table:table-row table:style-name="ro9">
          <table:table-cell table:style-name="ce4" office:value-type="string" calcext:value-type="string">
            <text:p>Як користувач, у разі помилки я хочу бачити її причини і методи вирішення</text:p>
          </table:table-cell>
          <table:table-cell table:style-name="ce3" office:value-type="string" calcext:value-type="string">
            <text:p>Клієнт під час роботи з системою отримав повідомлення про помилку, необхідну інформацію про неї та рекомендаціх щодо вирішення</text:p>
          </table:table-cell>
          <table:table-cell table:style-name="ce3" office:value-type="string" calcext:value-type="string">
            <text:p>У системі передбачено створення інформативних повідомлень про помилки, записування всіх трейсбеків у лог-файл.</text:p>
          </table:table-cell>
          <table:table-cell table:style-name="ce3" office:value-type="string" calcext:value-type="string">
            <text:p>Помилки бекенду пишуться в лог-файл. Окремі помилки (зокрема пейменту) повідомляють корисутвача про помилку та містять мінімальну інформацію з рекомендаціями (попробувати повторити дію пізніше)</text:p>
          </table:table-cell>
          <table:table-cell table:style-name="ce3" table:number-columns-repeated="4"/>
          <table:table-cell table:number-columns-repeated="1016"/>
        </table:table-row>
        <table:table-row table:style-name="ro8">
          <table:table-cell table:style-name="ce4" office:value-type="string" calcext:value-type="string">
            <text:p>Як адміністратор, я хочу привести систему в робочий стан з нуля, однією дією щоб уникнути помилок.</text:p>
          </table:table-cell>
          <table:table-cell table:style-name="ce3" office:value-type="string" calcext:value-type="string">
            <text:p>Адміністратор при розгортанні системи на хостингу запускає скріпт-файл, який здійснює всі необхідні перевірки і запускає сервер</text:p>
          </table:table-cell>
          <table:table-cell table:style-name="ce3" office:value-type="string" calcext:value-type="string">
            <text:p>Скріпт файл перевіряє наявність БД (інформує про відсутність та питає чи створити нову), наявність встановлених всіх необхідних модулів (встановлює у разі відсутності таких), запускає сервер </text:p>
          </table:table-cell>
          <table:table-cell table:style-name="ce3" office:value-type="string" calcext:value-type="string">
            <text:p>Створений bash-файл, який містить структуру необхідної поведінки, виводить інформаційні повідомлення в консоль, проте не реалізовані більність вимог перевірок, стоять заглушки</text:p>
          </table:table-cell>
          <table:table-cell table:style-name="ce3" table:number-columns-repeated="4"/>
          <table:table-cell table:number-columns-repeated="1016"/>
        </table:table-row>
        <table:table-row table:style-name="ro14" table:number-rows-repeated="27">
          <table:table-cell table:style-name="ce3" table:number-columns-repeated="8"/>
          <table:table-cell table:number-columns-repeated="1016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>
        <table:table-column table:style-name="co7" table:default-cell-style-name="Default"/>
        <table:table-row table:style-name="ro14">
          <table:table-cell/>
        </table:table-row>
      </table:table>
      <table:table table:name="Лист3" table:style-name="ta1">
        <table:table-column table:style-name="co7" table:default-cell-style-name="Default"/>
        <table:table-row table:style-name="ro1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 style:data-style-name="N2" text:time-value="16:57:22.95470708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ga </meta:initial-creator>
    <meta:creation-date>2014-05-14T11:21:18</meta:creation-date>
    <dc:date>2014-05-14T19:58:56.776000905</dc:date>
    <meta:editing-duration>PT4H2M14S</meta:editing-duration>
    <meta:editing-cycles>3</meta:editing-cycles>
    <meta:generator>LibreOffice/4.2.3.3$Linux_x86 LibreOffice_project/420m0$Build-3</meta:generator>
    <meta:document-statistic meta:table-count="3" meta:cell-count="87" meta:object-count="0"/>
  </office:meta>
</office:document-meta>
</file>